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149c0"/>
    </style:style>
    <style:style style:name="P2" style:family="paragraph" style:parent-style-name="Standard">
      <style:text-properties officeooo:paragraph-rsid="0004061e"/>
    </style:style>
    <style:style style:name="P3" style:family="paragraph" style:parent-style-name="Standard">
      <style:text-properties officeooo:paragraph-rsid="0005b8e3"/>
    </style:style>
    <style:style style:name="P4" style:family="paragraph" style:parent-style-name="Standard">
      <style:text-properties officeooo:paragraph-rsid="0006da87"/>
    </style:style>
    <style:style style:name="P5" style:family="paragraph" style:parent-style-name="Standard">
      <style:text-properties fo:font-size="16pt" fo:font-weight="bold" officeooo:rsid="000149c0" officeooo:paragraph-rsid="000149c0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officeooo:rsid="000149c0" officeooo:paragraph-rsid="000149c0" style:font-weight-asian="bold" style:font-weight-complex="bold"/>
    </style:style>
    <style:style style:name="P7" style:family="paragraph" style:parent-style-name="Standard">
      <style:text-properties fo:font-weight="bold" officeooo:rsid="0004061e" officeooo:paragraph-rsid="0004061e" style:font-weight-asian="bold" style:font-weight-complex="bold"/>
    </style:style>
    <style:style style:name="P8" style:family="paragraph" style:parent-style-name="Standard">
      <style:text-properties officeooo:rsid="000149c0" officeooo:paragraph-rsid="000149c0"/>
    </style:style>
    <style:style style:name="P9" style:family="paragraph" style:parent-style-name="Standard">
      <style:text-properties officeooo:rsid="000149c0" officeooo:paragraph-rsid="0004061e"/>
    </style:style>
    <style:style style:name="P10" style:family="paragraph" style:parent-style-name="Standard">
      <style:text-properties officeooo:rsid="000149c0" officeooo:paragraph-rsid="0006da87"/>
    </style:style>
    <style:style style:name="P11" style:family="paragraph" style:parent-style-name="Standard">
      <style:text-properties officeooo:rsid="000260ab" officeooo:paragraph-rsid="000149c0"/>
    </style:style>
    <style:style style:name="P12" style:family="paragraph" style:parent-style-name="Standard">
      <style:text-properties officeooo:rsid="000260ab" officeooo:paragraph-rsid="0004061e"/>
    </style:style>
    <style:style style:name="P13" style:family="paragraph" style:parent-style-name="Standard">
      <style:text-properties officeooo:rsid="0004061e" officeooo:paragraph-rsid="0004061e"/>
    </style:style>
    <style:style style:name="T1" style:family="text">
      <style:text-properties officeooo:rsid="000149c0"/>
    </style:style>
    <style:style style:name="T2" style:family="text">
      <style:text-properties officeooo:rsid="000260ab"/>
    </style:style>
    <style:style style:name="T3" style:family="text">
      <style:text-properties officeooo:rsid="0004061e"/>
    </style:style>
    <style:style style:name="T4" style:family="text">
      <style:text-properties officeooo:rsid="0005b8e3"/>
    </style:style>
    <style:style style:name="T5" style:family="text">
      <style:text-properties fo:font-weight="bold" officeooo:rsid="0005b8e3" style:font-weight-asian="bold" style:font-weight-complex="bold"/>
    </style:style>
    <style:style style:name="T6" style:family="text">
      <style:text-properties fo:font-weight="bold" officeooo:rsid="0006da87" style:font-weight-asian="bold" style:font-weight-complex="bold"/>
    </style:style>
    <style:style style:name="T7" style:family="text">
      <style:text-properties fo:font-weight="bold" officeooo:rsid="000149c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yecto CC308</text:p>
      <text:p text:style-name="P5"/>
      <text:p text:style-name="P6">Programación de un videojuego con OpenGL, SDL y Blender.</text:p>
      <text:p text:style-name="P8"/>
      <text:p text:style-name="P8"/>
      <text:p text:style-name="P8"/>
      <text:p text:style-name="P8">1. Un dummy.</text:p>
      <text:p text:style-name="P8"><text:tab/>1.1. Dibujos en OpenGL.</text:p>
      <text:p text:style-name="P8"><text:tab/>1.2 <text:s/>Transformaciones en OpenGL.</text:p>
      <text:p text:style-name="P8">2. Animación del dummy.</text:p>
      <text:p text:style-name="P1"><text:span text:style-name="T1"><text:tab/>2.1. Integración con SDL en frames y manejo del </text:span><text:span text:style-name="T3">d</text:span><text:span text:style-name="T1">oble-buffers.</text:span></text:p>
      <text:p text:style-name="P8"><text:tab/>2.2. Armado del esqueleto en OpenGL.</text:p>
      <text:p text:style-name="P8"><text:tab/>2.3. Eventos con glut.</text:p>
      <text:p text:style-name="P1"><text:span text:style-name="T1"><text:tab/></text:span><text:span text:style-name="T2">2.4. Corte de un cubo.</text:span></text:p>
      <text:p text:style-name="P8">3. Interacción con los controles y joysticks.</text:p>
      <text:p text:style-name="P8"><text:tab/>3.1. Implementación de eventos con SDL.</text:p>
      <text:p text:style-name="P1"><text:span text:style-name="T1"><text:tab/></text:span><text:span text:style-name="T2">3.2. Efectos de sonido con SDL_mixer</text:span></text:p>
      <text:p text:style-name="P11"><text:tab/>3.3. Textos para puntaje y posiciones.</text:p>
      <text:p text:style-name="P8">4. Exportar modelos de Blender.</text:p>
      <text:p text:style-name="P1"><text:span text:style-name="T1"><text:tab/></text:span><text:span text:style-name="T2">4.1. Sustitución de primitivas por matrices.</text:span></text:p>
      <text:p text:style-name="P1"><text:span text:style-name="T1"><text:tab/></text:span><text:span text:style-name="T2">4.2</text:span><text:span text:style-name="T1">. Montar escenarios </text:span><text:span text:style-name="T2">de blender a OpenGL</text:span><text:span text:style-name="T1">.</text:span></text:p>
      <text:p text:style-name="P1"><text:span text:style-name="T1"><text:tab/></text:span><text:span text:style-name="T2">4.3. Interacción del dummy con el escenario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Planeación en tiempo</text:p>
      <text:p text:style-name="P9"/>
      <text:p text:style-name="P10">1. Un dummy.</text:p>
      <text:p text:style-name="P4"><text:span text:style-name="T7"><text:tab/></text:span><text:span text:style-name="T6">2</text:span><text:span text:style-name="T5"> semana</text:span></text:p>
      <text:p text:style-name="P9"><text:tab/><text:tab/>1.1. Dibujos en OpenGL.</text:p>
      <text:p text:style-name="P9"><text:tab/><text:tab/>1.2 <text:s/>Transformaciones en OpenGL.</text:p>
      <text:p text:style-name="P9">2. Animación del dummy.</text:p>
      <text:p text:style-name="P4"><text:span text:style-name="T1"><text:tab/></text:span><text:span text:style-name="T6">3 semana</text:span></text:p>
      <text:p text:style-name="P3"><text:span text:style-name="T1"><text:tab/><text:tab/>2.</text:span><text:span text:style-name="T4">1</text:span><text:span text:style-name="T1">. Armado del esqueleto en OpenGL. </text:span></text:p>
      <text:p text:style-name="P4"><text:span text:style-name="T1"><text:tab/></text:span><text:span text:style-name="T6">1 semana</text:span></text:p>
      <text:p text:style-name="P4"><text:span text:style-name="T1"><text:tab/><text:tab/>2.</text:span><text:span text:style-name="T4">2</text:span><text:span text:style-name="T1">. Integración con SDL en frames y manejo del </text:span><text:span text:style-name="T3">d</text:span><text:span text:style-name="T1">oble-buffers. </text:span></text:p>
      <text:p text:style-name="P9"><text:tab/><text:tab/>2.3. Eventos con glut.</text:p>
      <text:p text:style-name="P4"><text:span text:style-name="T1"><text:tab/></text:span><text:span text:style-name="T6">2 semana</text:span><text:span text:style-name="T1"><text:tab/></text:span></text:p>
      <text:p text:style-name="P4"><text:span text:style-name="T1"><text:tab/><text:tab/></text:span><text:span text:style-name="T2">2.4. Corte de un cubo.</text:span></text:p>
      <text:p text:style-name="P9">3. Interacción con los controles y joysticks.</text:p>
      <text:p text:style-name="P2"><text:span text:style-name="T1"><text:tab/></text:span><text:span text:style-name="T6">2 semana</text:span></text:p>
      <text:p text:style-name="P9"><text:tab/><text:tab/>3.1. Implementación de eventos con SDL.</text:p>
      <text:p text:style-name="P2"><text:span text:style-name="T1"><text:tab/><text:tab/></text:span><text:span text:style-name="T2">3.2. Efectos de sonido con SDL_mixer</text:span></text:p>
      <text:p text:style-name="P12"><text:tab/><text:tab/>3.3. Textos para puntaje y posiciones.</text:p>
      <text:p text:style-name="P9">4. Exportar modelos de Blender.</text:p>
      <text:p text:style-name="P2"><text:span text:style-name="T1"><text:tab/></text:span><text:span text:style-name="T6">5 semanas</text:span></text:p>
      <text:p text:style-name="P2"><text:span text:style-name="T1"><text:tab/><text:tab/></text:span><text:span text:style-name="T2">4.1. Sustitución de primitivas por matrices.</text:span></text:p>
      <text:p text:style-name="P2"><text:span text:style-name="T1"><text:tab/><text:tab/></text:span><text:span text:style-name="T2">4.2</text:span><text:span text:style-name="T1">. Montar escenarios </text:span><text:span text:style-name="T2">de blender a OpenGL</text:span><text:span text:style-name="T1">.</text:span></text:p>
      <text:p text:style-name="P2"><text:span text:style-name="T1"><text:tab/><text:tab/></text:span><text:span text:style-name="T2">4.3. Interacción del dummy con el escena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ar Alvizo</meta:initial-creator>
    <meta:creation-date>2013-03-02T09:55:42</meta:creation-date>
    <dc:date>2013-03-02T10:33:25</dc:date>
    <dc:creator>Omar Alvizo</dc:creator>
    <meta:editing-duration>PT20M10S</meta:editing-duration>
    <meta:editing-cycles>4</meta:editing-cycles>
    <meta:generator>LibreOffice/3.6$Linux_X86_64 LibreOffice_project/360m1$Build-2</meta:generator>
    <meta:document-statistic meta:table-count="0" meta:image-count="0" meta:object-count="0" meta:page-count="2" meta:paragraph-count="41" meta:word-count="206" meta:character-count="1288" meta:non-whitespace-character-count="1076"/>
  </office:meta>
</office:document-meta>
</file>